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</mrow>
        </mtd>
      </mtr>
      <mtr>
        <mtd>
          <mrow/>
        </mtd>
      </mtr>
      <mtr>
        <mtd>
          <mrow>
            <mi>y</mi>
            <mrow>
              <mspace width="4em"/>
              <mo stretchy="false">=</mo>
              <mspace width="4em"/>
            </mrow>
            <mi>a</mi>
            <msup>
              <mi>x</mi>
              <mn>2</mn>
            </msup>
            <mrow>
              <mspace width="0.5em"/>
              <mo stretchy="false">+</mo>
              <mspace width="0.5em"/>
            </mrow>
            <mi>b</mi>
            <mi>x</mi>
            <mrow>
              <mspace width="0.5em"/>
              <mo stretchy="false">+</mo>
              <mspace width="0.5em"/>
            </mrow>
            <mi>c</mi>
          </mrow>
        </mtd>
      </mtr>
      <mtr>
        <mtd>
          <mrow/>
        </mtd>
      </mtr>
      <mtr>
        <mtd>
          <mtext>Arbitrarily Placed Mantissa</mtext>
        </mtd>
      </mtr>
      <mtr>
        <mtd>
          <mrow/>
        </mtd>
      </mtr>
      <mtr>
        <mtd>
          <mrow>
            <msub>
              <mi>S</mi>
              <mn>20</mn>
            </msub>
            <mrow>
              <mspace width="4em"/>
              <mo stretchy="false">=</mo>
              <mspace width="4em"/>
            </mrow>
            <mrow>
              <munderover>
                <mo stretchy="false">∑</mo>
                <mrow>
                  <mi>n</mi>
                  <mo stretchy="false">=</mo>
                  <mn>1</mn>
                </mrow>
                <mi>N</mi>
              </munderover>
              <msup>
                <mi>x</mi>
                <mn>2</mn>
              </msup>
            </mrow>
            <mrow>
              <mspace width="2em"/>
              <mo stretchy="false">−</mo>
              <mspace width="2em"/>
            </mrow>
            <mfrac>
              <msup>
                <mrow>
                  <mo fence="true" form="prefix" stretchy="true">(</mo>
                  <mrow>
                    <mrow>
                      <munderover>
                        <mo stretchy="false">∑</mo>
                        <mrow>
                          <mi>n</mi>
                          <mo stretchy="false">=</mo>
                          <mn>1</mn>
                        </mrow>
                        <mi>N</mi>
                      </munderover>
                      <mi>x</mi>
                    </mrow>
                  </mrow>
                  <mo fence="true" form="postfix" stretchy="true">)</mo>
                </mrow>
                <mn>2</mn>
              </msup>
              <mi>N</mi>
            </mfrac>
          </mrow>
        </mtd>
      </mtr>
      <mtr>
        <mtd>
          <mrow/>
        </mtd>
      </mtr>
      <mtr>
        <mtd>
          <mrow>
            <msub>
              <mi>S</mi>
              <mn>30</mn>
            </msub>
            <mrow>
              <mspace width="4em"/>
              <mo stretchy="false">=</mo>
              <mspace width="4em"/>
            </mrow>
            <mrow>
              <munderover>
                <mo stretchy="false">∑</mo>
                <mrow>
                  <mi>n</mi>
                  <mo stretchy="false">=</mo>
                  <mn>1</mn>
                </mrow>
                <mi>N</mi>
              </munderover>
              <msup>
                <mi>x</mi>
                <mn>3</mn>
              </msup>
            </mrow>
            <mrow>
              <mspace width="2em"/>
              <mo stretchy="false">−</mo>
              <mspace width="2em"/>
            </mrow>
            <mfrac>
              <mrow>
                <mrow>
                  <munderover>
                    <mo stretchy="false">∑</mo>
                    <mrow>
                      <mi>n</mi>
                      <mo stretchy="false">=</mo>
                      <mn>1</mn>
                    </mrow>
                    <mi>N</mi>
                  </munderover>
                  <mi>x</mi>
                </mrow>
                <mrow>
                  <mspace width="2em"/>
                  <mo stretchy="false">⋅</mo>
                  <mspace width="2em"/>
                </mrow>
                <mrow>
                  <munderover>
                    <mo stretchy="false">∑</mo>
                    <mrow>
                      <mi>n</mi>
                      <mo stretchy="false">=</mo>
                      <mn>1</mn>
                    </mrow>
                    <mi>N</mi>
                  </munderover>
                  <msup>
                    <mi>x</mi>
                    <mn>2</mn>
                  </msup>
                </mrow>
              </mrow>
              <mi>N</mi>
            </mfrac>
          </mrow>
        </mtd>
      </mtr>
      <mtr>
        <mtd>
          <mrow/>
        </mtd>
      </mtr>
      <mtr>
        <mtd>
          <mrow>
            <msub>
              <mi>S</mi>
              <mn>40</mn>
            </msub>
            <mrow>
              <mspace width="4em"/>
              <mo stretchy="false">=</mo>
              <mspace width="4em"/>
            </mrow>
            <mrow>
              <munderover>
                <mo stretchy="false">∑</mo>
                <mrow>
                  <mi>n</mi>
                  <mo stretchy="false">=</mo>
                  <mn>1</mn>
                </mrow>
                <mi>N</mi>
              </munderover>
              <msup>
                <mi>x</mi>
                <mn>4</mn>
              </msup>
            </mrow>
            <mrow>
              <mspace width="2em"/>
              <mo stretchy="false">−</mo>
              <mspace width="2em"/>
            </mrow>
            <mfrac>
              <msup>
                <mrow>
                  <mo fence="true" form="prefix" stretchy="true">(</mo>
                  <mrow>
                    <mrow>
                      <munderover>
                        <mo stretchy="false">∑</mo>
                        <mrow>
                          <mi>n</mi>
                          <mo stretchy="false">=</mo>
                          <mn>1</mn>
                        </mrow>
                        <mi>N</mi>
                      </munderover>
                      <msup>
                        <mi>x</mi>
                        <mn>2</mn>
                      </msup>
                    </mrow>
                  </mrow>
                  <mo fence="true" form="postfix" stretchy="true">)</mo>
                </mrow>
                <mn>2</mn>
              </msup>
              <mi>N</mi>
            </mfrac>
          </mrow>
        </mtd>
      </mtr>
      <mtr>
        <mtd>
          <mrow/>
        </mtd>
      </mtr>
      <mtr>
        <mtd>
          <mrow>
            <msub>
              <mi>S</mi>
              <mn>11</mn>
            </msub>
            <mrow>
              <mspace width="4em"/>
              <mo stretchy="false">=</mo>
              <mspace width="4em"/>
            </mrow>
            <mrow>
              <munderover>
                <mo stretchy="false">∑</mo>
                <mrow>
                  <mi>n</mi>
                  <mo stretchy="false">=</mo>
                  <mn>1</mn>
                </mrow>
                <mi>N</mi>
              </munderover>
              <mi mathvariant="italic">xy</mi>
            </mrow>
            <mrow>
              <mspace width="2em"/>
              <mo stretchy="false">−</mo>
              <mspace width="2em"/>
            </mrow>
            <mfrac>
              <mrow>
                <mrow>
                  <munderover>
                    <mo stretchy="false">∑</mo>
                    <mrow>
                      <mi>n</mi>
                      <mo stretchy="false">=</mo>
                      <mn>1</mn>
                    </mrow>
                    <mi>N</mi>
                  </munderover>
                  <mi>x</mi>
                </mrow>
                <mrow>
                  <mspace width="2em"/>
                  <mo stretchy="false">⋅</mo>
                  <mspace width="2em"/>
                </mrow>
                <mrow>
                  <munderover>
                    <mo stretchy="false">∑</mo>
                    <mrow>
                      <mi>n</mi>
                      <mo stretchy="false">=</mo>
                      <mn>1</mn>
                    </mrow>
                    <mi>N</mi>
                  </munderover>
                  <mi>y</mi>
                </mrow>
              </mrow>
              <mi>N</mi>
            </mfrac>
          </mrow>
        </mtd>
      </mtr>
      <mtr>
        <mtd>
          <mrow/>
        </mtd>
      </mtr>
      <mtr>
        <mtd>
          <mrow>
            <msub>
              <mi>S</mi>
              <mn>21</mn>
            </msub>
            <mrow>
              <mspace width="4em"/>
              <mo stretchy="false">=</mo>
              <mspace width="4em"/>
            </mrow>
            <mrow>
              <munderover>
                <mo stretchy="false">∑</mo>
                <mrow>
                  <mi>n</mi>
                  <mo stretchy="false">=</mo>
                  <mn>1</mn>
                </mrow>
                <mi>N</mi>
              </munderover>
              <msup>
                <mi>x</mi>
                <mn>2</mn>
              </msup>
            </mrow>
            <mi>y</mi>
            <mrow>
              <mspace width="2em"/>
              <mo stretchy="false">−</mo>
              <mspace width="2em"/>
            </mrow>
            <mfrac>
              <mrow>
                <mrow>
                  <munderover>
                    <mo stretchy="false">∑</mo>
                    <mrow>
                      <mi>n</mi>
                      <mo stretchy="false">=</mo>
                      <mn>1</mn>
                    </mrow>
                    <mi>N</mi>
                  </munderover>
                  <msup>
                    <mi>x</mi>
                    <mn>2</mn>
                  </msup>
                </mrow>
                <mrow>
                  <mspace width="2em"/>
                  <mo stretchy="false">⋅</mo>
                  <mspace width="2em"/>
                </mrow>
                <mrow>
                  <munderover>
                    <mo stretchy="false">∑</mo>
                    <mrow>
                      <mi>n</mi>
                      <mo stretchy="false">=</mo>
                      <mn>1</mn>
                    </mrow>
                    <mi>N</mi>
                  </munderover>
                  <mi>y</mi>
                </mrow>
              </mrow>
              <mi>N</mi>
            </mfrac>
          </mrow>
        </mtd>
      </mtr>
      <mtr>
        <mtd>
          <mrow/>
        </mtd>
      </mtr>
      <mtr>
        <mtd>
          <mrow>
            <mover accent="true">
              <mi>x</mi>
              <mo>¯</mo>
            </mover>
            <mrow>
              <mspace width="4em"/>
              <mo stretchy="false">=</mo>
              <mspace width="4em"/>
            </mrow>
            <mfrac>
              <mrow>
                <munderover>
                  <mo stretchy="false">∑</mo>
                  <mrow>
                    <mi>n</mi>
                    <mo stretchy="false">=</mo>
                    <mn>1</mn>
                  </mrow>
                  <mi>N</mi>
                </munderover>
                <mi>x</mi>
              </mrow>
              <mi>N</mi>
            </mfrac>
          </mrow>
        </mtd>
      </mtr>
      <mtr>
        <mtd>
          <mrow/>
        </mtd>
      </mtr>
      <mtr>
        <mtd>
          <mrow>
            <mover accent="true">
              <msup>
                <mi>x</mi>
                <mn>2</mn>
              </msup>
              <mo>¯</mo>
            </mover>
            <mrow>
              <mspace width="4em"/>
              <mo stretchy="false">=</mo>
              <mspace width="4em"/>
            </mrow>
            <mfrac>
              <mrow>
                <munderover>
                  <mo stretchy="false">∑</mo>
                  <mrow>
                    <mi>n</mi>
                    <mo stretchy="false">=</mo>
                    <mn>1</mn>
                  </mrow>
                  <mi>N</mi>
                </munderover>
                <msup>
                  <mi>x</mi>
                  <mn>2</mn>
                </msup>
              </mrow>
              <mi>N</mi>
            </mfrac>
          </mrow>
        </mtd>
      </mtr>
      <mtr>
        <mtd>
          <mrow/>
        </mtd>
      </mtr>
      <mtr>
        <mtd>
          <mrow>
            <mover accent="true">
              <mi>y</mi>
              <mo>¯</mo>
            </mover>
            <mrow>
              <mspace width="4em"/>
              <mo stretchy="false">=</mo>
              <mspace width="4em"/>
            </mrow>
            <mfrac>
              <mrow>
                <munderover>
                  <mo stretchy="false">∑</mo>
                  <mrow>
                    <mi>n</mi>
                    <mo stretchy="false">=</mo>
                    <mn>1</mn>
                  </mrow>
                  <mi>N</mi>
                </munderover>
                <mi>y</mi>
              </mrow>
              <mi>N</mi>
            </mfrac>
          </mrow>
        </mtd>
      </mtr>
      <mtr>
        <mtd>
          <mrow/>
        </mtd>
      </mtr>
      <mtr>
        <mtd>
          <mrow>
            <mi>a</mi>
            <mrow>
              <mspace width="4em"/>
              <mo stretchy="false">=</mo>
              <mspace width="4em"/>
            </mrow>
            <mfrac>
              <mrow>
                <msub>
                  <mi>S</mi>
                  <mn>21</mn>
                </msub>
                <msub>
                  <mi>S</mi>
                  <mn>20</mn>
                </msub>
                <mrow>
                  <mspace width="2em"/>
                  <mo stretchy="false">−</mo>
                  <mspace width="2em"/>
                </mrow>
                <msub>
                  <mi>S</mi>
                  <mn>11</mn>
                </msub>
                <msub>
                  <mi>S</mi>
                  <mn>30</mn>
                </msub>
              </mrow>
              <mrow>
                <msub>
                  <mi>S</mi>
                  <mn>40</mn>
                </msub>
                <msub>
                  <mi>S</mi>
                  <mn>20</mn>
                </msub>
                <mrow>
                  <mspace width="4em"/>
                  <mo stretchy="false">−</mo>
                  <mspace width="4em"/>
                </mrow>
                <msubsup>
                  <mi>S</mi>
                  <mn>30</mn>
                  <mn>2</mn>
                </msubsup>
              </mrow>
            </mfrac>
          </mrow>
        </mtd>
      </mtr>
      <mtr>
        <mtd>
          <mrow/>
        </mtd>
      </mtr>
      <mtr>
        <mtd>
          <mrow>
            <mi>b</mi>
            <mrow>
              <mspace width="4em"/>
              <mo stretchy="false">=</mo>
              <mspace width="4em"/>
            </mrow>
            <mfrac>
              <mrow>
                <msub>
                  <mi>S</mi>
                  <mn>11</mn>
                </msub>
                <msub>
                  <mi>S</mi>
                  <mn>40</mn>
                </msub>
                <mrow>
                  <mspace width="2em"/>
                  <mo stretchy="false">−</mo>
                  <mspace width="2em"/>
                </mrow>
                <msub>
                  <mi>S</mi>
                  <mn>21</mn>
                </msub>
                <msub>
                  <mi>S</mi>
                  <mn>30</mn>
                </msub>
              </mrow>
              <mrow>
                <msub>
                  <mi>S</mi>
                  <mn>40</mn>
                </msub>
                <msub>
                  <mi>S</mi>
                  <mn>20</mn>
                </msub>
                <mrow>
                  <mspace width="4em"/>
                  <mo stretchy="false">−</mo>
                  <mspace width="4em"/>
                </mrow>
                <msubsup>
                  <mi>S</mi>
                  <mn>30</mn>
                  <mn>2</mn>
                </msubsup>
              </mrow>
            </mfrac>
          </mrow>
        </mtd>
      </mtr>
      <mtr>
        <mtd>
          <mrow/>
        </mtd>
      </mtr>
      <mtr>
        <mtd>
          <mrow>
            <mi>c</mi>
            <mrow>
              <mspace width="4em"/>
              <mo stretchy="false">=</mo>
              <mspace width="4em"/>
            </mrow>
            <mover accent="true">
              <mi>y</mi>
              <mo>¯</mo>
            </mover>
            <mrow>
              <mspace width="2em"/>
              <mo stretchy="false">−</mo>
              <mspace width="2em"/>
            </mrow>
            <mi>b</mi>
            <mover accent="true">
              <mi>x</mi>
              <mo>¯</mo>
            </mover>
            <mrow>
              <mspace width="2em"/>
              <mo stretchy="false">−</mo>
              <mspace width="2em"/>
            </mrow>
            <mi>a</mi>
            <mover accent="true">
              <msup>
                <mi>x</mi>
                <mn>2</mn>
              </msup>
              <mo>¯</mo>
            </mover>
          </mrow>
        </mtd>
      </mtr>
      <mtr>
        <mtd>
          <mrow/>
        </mtd>
      </mtr>
      <mtr>
        <mtd>
          <mrow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  <mi>.</mi>
          </mrow>
        </mtd>
      </mtr>
      <mtr>
        <mtd>
          <mrow/>
        </mtd>
      </mtr>
      <mtr>
        <mtd>
          <mtext>Symmetrical-About-Zero, Evenly Spaced Mantissa</mtext>
        </mtd>
      </mtr>
      <mtr>
        <mtd>
          <mrow/>
        </mtd>
      </mtr>
      <mtr>
        <mtd>
          <mrow>
            <msub>
              <mi>S</mi>
              <mn>20</mn>
            </msub>
            <mrow>
              <mspace width="4em"/>
              <mo stretchy="false">=</mo>
              <mspace width="4em"/>
            </mrow>
            <mrow>
              <munderover>
                <mo stretchy="false">∑</mo>
                <mrow>
                  <mi>n</mi>
                  <mo stretchy="false">=</mo>
                  <mn>1</mn>
                </mrow>
                <mi>N</mi>
              </munderover>
              <msup>
                <mi>x</mi>
                <mn>2</mn>
              </msup>
            </mrow>
          </mrow>
        </mtd>
      </mtr>
      <mtr>
        <mtd>
          <mrow/>
        </mtd>
      </mtr>
      <mtr>
        <mtd>
          <mrow>
            <msub>
              <mi>S</mi>
              <mn>30</mn>
            </msub>
            <mrow>
              <mspace width="4em"/>
              <mo stretchy="false">=</mo>
              <mspace width="4em"/>
            </mrow>
            <mn>0.0</mn>
          </mrow>
        </mtd>
      </mtr>
      <mtr>
        <mtd>
          <mrow/>
        </mtd>
      </mtr>
      <mtr>
        <mtd>
          <mrow>
            <msub>
              <mi>S</mi>
              <mn>40</mn>
            </msub>
            <mrow>
              <mspace width="4em"/>
              <mo stretchy="false">=</mo>
              <mspace width="4em"/>
            </mrow>
            <mrow>
              <munderover>
                <mo stretchy="false">∑</mo>
                <mrow>
                  <mi>n</mi>
                  <mo stretchy="false">=</mo>
                  <mn>1</mn>
                </mrow>
                <mi>N</mi>
              </munderover>
              <msup>
                <mi>x</mi>
                <mn>4</mn>
              </msup>
            </mrow>
            <mrow>
              <mspace width="2em"/>
              <mo stretchy="false">−</mo>
              <mspace width="2em"/>
            </mrow>
            <mfrac>
              <msup>
                <mrow>
                  <mo fence="true" form="prefix" stretchy="true">(</mo>
                  <mrow>
                    <mrow>
                      <munderover>
                        <mo stretchy="false">∑</mo>
                        <mrow>
                          <mi>n</mi>
                          <mo stretchy="false">=</mo>
                          <mn>1</mn>
                        </mrow>
                        <mi>N</mi>
                      </munderover>
                      <msup>
                        <mi>x</mi>
                        <mn>2</mn>
                      </msup>
                    </mrow>
                  </mrow>
                  <mo fence="true" form="postfix" stretchy="true">)</mo>
                </mrow>
                <mn>2</mn>
              </msup>
              <mi>N</mi>
            </mfrac>
          </mrow>
        </mtd>
      </mtr>
      <mtr>
        <mtd>
          <mrow/>
        </mtd>
      </mtr>
      <mtr>
        <mtd>
          <mrow>
            <msub>
              <mi>S</mi>
              <mn>11</mn>
            </msub>
            <mrow>
              <mspace width="4em"/>
              <mo stretchy="false">=</mo>
              <mspace width="4em"/>
            </mrow>
            <mrow>
              <munderover>
                <mo stretchy="false">∑</mo>
                <mrow>
                  <mi>n</mi>
                  <mo stretchy="false">=</mo>
                  <mn>1</mn>
                </mrow>
                <mi>N</mi>
              </munderover>
              <mi mathvariant="italic">xy</mi>
            </mrow>
          </mrow>
        </mtd>
      </mtr>
      <mtr>
        <mtd>
          <mrow/>
        </mtd>
      </mtr>
      <mtr>
        <mtd>
          <mrow>
            <msub>
              <mi>S</mi>
              <mn>21</mn>
            </msub>
            <mrow>
              <mspace width="4em"/>
              <mo stretchy="false">=</mo>
              <mspace width="4em"/>
            </mrow>
            <mrow>
              <munderover>
                <mo stretchy="false">∑</mo>
                <mrow>
                  <mi>n</mi>
                  <mo stretchy="false">=</mo>
                  <mn>1</mn>
                </mrow>
                <mi>N</mi>
              </munderover>
              <msup>
                <mi>x</mi>
                <mn>2</mn>
              </msup>
            </mrow>
            <mi>y</mi>
            <mrow>
              <mspace width="2em"/>
              <mo stretchy="false">−</mo>
              <mspace width="2em"/>
            </mrow>
            <mfrac>
              <mrow>
                <mrow>
                  <munderover>
                    <mo stretchy="false">∑</mo>
                    <mrow>
                      <mi>n</mi>
                      <mo stretchy="false">=</mo>
                      <mn>1</mn>
                    </mrow>
                    <mi>N</mi>
                  </munderover>
                  <msup>
                    <mi>x</mi>
                    <mn>2</mn>
                  </msup>
                </mrow>
                <mrow>
                  <mspace width="2em"/>
                  <mo stretchy="false">⋅</mo>
                  <mspace width="2em"/>
                </mrow>
                <mrow>
                  <munderover>
                    <mo stretchy="false">∑</mo>
                    <mrow>
                      <mi>n</mi>
                      <mo stretchy="false">=</mo>
                      <mn>1</mn>
                    </mrow>
                    <mi>N</mi>
                  </munderover>
                  <mi>y</mi>
                </mrow>
              </mrow>
              <mi>N</mi>
            </mfrac>
          </mrow>
        </mtd>
      </mtr>
      <mtr>
        <mtd>
          <mrow/>
        </mtd>
      </mtr>
      <mtr>
        <mtd>
          <mrow>
            <mover accent="true">
              <mi>x</mi>
              <mo>¯</mo>
            </mover>
            <mrow>
              <mspace width="4em"/>
              <mo stretchy="false">=</mo>
              <mspace width="4em"/>
            </mrow>
            <mn>0.0</mn>
          </mrow>
        </mtd>
      </mtr>
      <mtr>
        <mtd>
          <mrow/>
        </mtd>
      </mtr>
      <mtr>
        <mtd>
          <mrow>
            <mover accent="true">
              <msup>
                <mi>x</mi>
                <mn>2</mn>
              </msup>
              <mo>¯</mo>
            </mover>
            <mrow>
              <mspace width="4em"/>
              <mo stretchy="false">=</mo>
              <mspace width="4em"/>
            </mrow>
            <mfrac>
              <mrow>
                <munderover>
                  <mo stretchy="false">∑</mo>
                  <mrow>
                    <mi>n</mi>
                    <mo stretchy="false">=</mo>
                    <mn>1</mn>
                  </mrow>
                  <mi>N</mi>
                </munderover>
                <msup>
                  <mi>x</mi>
                  <mn>2</mn>
                </msup>
              </mrow>
              <mi>N</mi>
            </mfrac>
          </mrow>
        </mtd>
      </mtr>
      <mtr>
        <mtd>
          <mrow/>
        </mtd>
      </mtr>
      <mtr>
        <mtd>
          <mrow>
            <mover accent="true">
              <mi>y</mi>
              <mo>¯</mo>
            </mover>
            <mrow>
              <mspace width="4em"/>
              <mo stretchy="false">=</mo>
              <mspace width="4em"/>
            </mrow>
            <mfrac>
              <mrow>
                <munderover>
                  <mo stretchy="false">∑</mo>
                  <mrow>
                    <mi>n</mi>
                    <mo stretchy="false">=</mo>
                    <mn>1</mn>
                  </mrow>
                  <mi>N</mi>
                </munderover>
                <mi>y</mi>
              </mrow>
              <mi>N</mi>
            </mfrac>
          </mrow>
        </mtd>
      </mtr>
      <mtr>
        <mtd>
          <mrow/>
        </mtd>
      </mtr>
      <mtr>
        <mtd>
          <mrow>
            <mi>a</mi>
            <mrow>
              <mspace width="4em"/>
              <mo stretchy="false">=</mo>
              <mspace width="4em"/>
            </mrow>
            <mfrac>
              <msub>
                <mi>S</mi>
                <mn>21</mn>
              </msub>
              <msub>
                <mi>S</mi>
                <mn>40</mn>
              </msub>
            </mfrac>
          </mrow>
        </mtd>
      </mtr>
      <mtr>
        <mtd>
          <mrow/>
        </mtd>
      </mtr>
      <mtr>
        <mtd>
          <mrow>
            <mi>b</mi>
            <mrow>
              <mspace width="4em"/>
              <mo stretchy="false">=</mo>
              <mspace width="4em"/>
            </mrow>
            <mfrac>
              <msub>
                <mi>S</mi>
                <mn>11</mn>
              </msub>
              <msub>
                <mi>S</mi>
                <mn>20</mn>
              </msub>
            </mfrac>
          </mrow>
        </mtd>
      </mtr>
      <mtr>
        <mtd>
          <mrow/>
        </mtd>
      </mtr>
      <mtr>
        <mtd>
          <mrow>
            <mi>c</mi>
            <mrow>
              <mspace width="4em"/>
              <mo stretchy="false">=</mo>
              <mspace width="4em"/>
            </mrow>
            <mover accent="true">
              <mi>y</mi>
              <mo>¯</mo>
            </mover>
            <mrow>
              <mspace width="2em"/>
              <mo stretchy="false">−</mo>
              <mspace width="2em"/>
            </mrow>
            <mi>a</mi>
            <mover accent="true">
              <msup>
                <mi>x</mi>
                <mn>2</mn>
              </msup>
              <mo>¯</mo>
            </mover>
          </mrow>
        </mtd>
      </mtr>
      <mtr>
        <mtd>
          <mrow/>
        </mtd>
      </mtr>
    </mtable>
    <annotation encoding="StarMath 5.0">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
newline newline
y             ~~=~~ a x^2 `+` b x `+` c
newline newline
"Arbitrarily Placed Mantissa"
newline newline
       S_20   ~~=~~ sum csub {n=1} csup N        x^2 ~-~ frac {  left ( sum csub {n=1} csup N x   right ) ^ 2                  } {N}
newline newline
       S_30   ~~=~~ sum csub {n=1} csup N x^3        ~-~ frac {    sum csub {n=1} csup N x ~cdot~ sum csub {n=1} csup N x^2    } {N}
newline newline
       S_40   ~~=~~ sum csub {n=1} csup N        x^4 ~-~ frac {  left ( sum csub {n=1} csup N x^2 right ) ^ 2                  } {N}
newline newline
       S_11   ~~=~~ sum csub {n=1} csup N xy         ~-~ frac {    sum csub {n=1} csup N x ~cdot~ sum csub {n=1} csup N y      } {N}
newline newline
       S_21   ~~=~~ sum csub {n=1} csup N {x^2}y     ~-~ frac {    sum csub {n=1} csup N x^2 ~cdot~ sum csub {n=1} csup N y    } {N}
newline newline
overline{x}   ~~=~~                                      frac{sum csub {n=1} csup N x                                          } {N}
newline newline
overline{x^2} ~~=~~                                      frac{sum csub {n=1} csup N x^2                                        } {N}
newline newline
overline{y}   ~~=~~                                      frac{sum csub {n=1} csup N y                                          } {N}
newline newline
       a      ~~=~~                                      frac {S_21 S_20 ~-~ S_11 S_30 } {S_40 S_20 ~~-~~ S_30^2}
newline newline
       b      ~~=~~                                      frac {S_11 S_40 ~-~ S_21 S_30 } {S_40 S_20 ~~-~~ S_30^2}
newline newline
       c      ~~=~~                                       overline{y} ~-~ b overline{x} ~-~ a overline{x^2}
newline newline
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
newline newline
"Symmetrical-About-Zero, Evenly Spaced Mantissa"
newline newline
       S_20   ~~=~~ sum csub {n=1} csup N        x^2
newline newline
       S_30   ~~=~~ 0.0
newline newline
       S_40   ~~=~~ sum csub {n=1} csup N        x^4 ~-~ frac {  left ( sum csub {n=1} csup N x^2 right ) ^ 2                  } {N}
newline newline
       S_11   ~~=~~ sum csub {n=1} csup N xy
newline newline
       S_21   ~~=~~ sum csub {n=1} csup N {x^2}y       ~-~ frac {    sum csub {n=1} csup N x^2 ~cdot~ sum csub {n=1} csup N y    } {N}
newline newline
overline{x}   ~~=~~ 0.0
newline newline
overline{x^2} ~~=~~                                      frac{sum csub {n=1} csup N x^2                                        } {N}
newline newline
overline{y}   ~~=~~                                      frac{sum csub {n=1} csup N y                                          } {N}
newline newline
       a      ~~=~~                                      frac {S_21 } { S_40 }
newline newline
       b      ~~=~~                                      frac {S_11 } { S_20 }
newline newline
       c      ~~=~~                                       overline{y} ~-~ a overline{x^2}
newline newline
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2T13:59:33.654113911</dc:date>
    <meta:editing-duration>PT39M46S</meta:editing-duration>
    <meta:editing-cycles>3</meta:editing-cycles>
    <meta:generator>LibreOffice/7.3.7.2$Linux_X86_64 LibreOffice_project/30$Build-2</meta:generator>
  </office:meta>
</office:document-meta>
</file>